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monospace"/>
    <style:font-face style:name="Segoe UI" svg:font-family="'Segoe UI'"/>
    <style:font-face style:name="Arial Unicode MS1" svg:font-family="'Arial Unicode MS'" style:font-family-generic="swiss"/>
    <style:font-face style:name="Segoe UI1" svg:font-family="'Segoe UI'"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fo:line-height="200%" fo:text-align="center" style:justify-single-word="false" fo:background-color="transparent" fo:padding="0cm" fo:border="none">
        <style:background-image/>
      </style:paragraph-properties>
      <style:text-properties fo:font-style="italic"/>
    </style:style>
    <style:style style:name="P4" style:family="paragraph" style:parent-style-name="Text_20_body" style:master-page-name="HTML">
      <style:paragraph-properties fo:margin-top="0cm" fo:margin-bottom="0.499cm" fo:line-height="200%" fo:text-align="center" style:justify-single-word="false" style:page-number="auto" fo:background-color="transparent" fo:padding="0cm" fo:border="none">
        <style:background-image/>
      </style:paragraph-properties>
    </style:style>
    <style:style style:name="T1" style:family="text">
      <style:text-properties fo:font-size="36pt"/>
    </style:style>
    <style:style style:name="T2" style:family="text">
      <style:text-properties fo:language="zxx" fo:country="none"/>
    </style:style>
    <style:style style:name="T3" style:family="text">
      <style:text-properties fo:language="en" fo:country="US" style:font-size-complex="2pt"/>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al Spacejock book one - Sample yWriter Project</text:p>
      <text:p text:style-name="P3">Simon Haynes</text:p>
      <text:p text:style-name="Heading_20_1">Part 1</text:p>
      <text:h text:style-name="Heading_20_2" text:outline-level="2"><text:span text:style-name="T3">Chapter</text:span> 1</text:h>
      <text:p text:style-name="P2"><office:annotation>
     <dc:date>2023-02-02T14:27:01.93</dc:date>
     <text:p>Meet Hal, threatened by Vurdi</text:p>
    </office:annotation>Hal Spacejock was <text:span text:style-name="T1">sitting</text:span> at the <text:span text:style-name="Emphasis">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text:soft-page-break/>support systems while beating humans at simple board games. However, since Hal was the only human aboard the Black Gull, his choice of opponents was limited.</text:p>
      <text:p text:style-name="P2">"Your turn," said the Navcom, in a neutral female voice.</text:p>
      <text:p text:style-name="P2">"I'm thinking."</text:p>
      <text:p text:style-name="P2">"While you're planning your opening move, can I tell you about a special offer?"</text:p>
      <text:p text:style-name="P2">"What kind of offer?" asked Hal suspiciously.</text:p>
      <text:p text:style-name="P2">"Planet books have a chess title on sale."</text:p>
      <text:p text:style-name="P2">"Really? Put it on main."</text:p>
      <text:p text:style-name="P2">The wide viewscreen above the console turned red, and the word '<text:span text:style-name="T2">SaLE</text:span>' appeared in vibrating yellow text. The letters grew legs and marched off the screen, bringing a wire basket on wheels into view.</text:p>
      <text:p text:style-name="P2">"I don't need all this crap," said Hal. "Just show me the deal."</text:p>
      <text:p text:style-name="P2">"Almost there," said the Navcom. "Keep watching."</text:p>
      <text:p text:style-name="P2">A flock of pigeons burst from the basket, leaving a tumbling cloud of feathers which dropped to the ground and formed the words <text:span text:style-name="Strong_20_Emphasis">'Special Offer'</text:span>. A gust of wind blew the feathers away, and a book title flashed up on the screen.</text:p>
      <text:p text:style-name="P2">"Chess for the intellectually challenged?" said Hal, staring <text:soft-page-break/>at the cover in disbelief. "Is this some kind of joke?"</text:p>
      <text:p text:style-name="P2">"It's part of a popular series," said the Navcom.</text:p>
      <text:p text:style-name="P2">"What are the others? Interstellar navigation for nutters? Moon landings for morons?"</text:p>
      <text:p text:style-name="P2">"Shall I add those titles to your basket?"</text:p>
      <text:p text:style-name="P2"/>
      <text:p text:style-name="P2">. . .</text:p>
      <text:h text:style-name="Heading_20_2" text:outline-level="2"><text:span text:style-name="T4">Chapter</text:span> 2</text:h>
      <text:p text:style-name="P2"><office:annotation>
     <dc:date>2023-02-02T14:27:01.94</dc:date>
     <text:p>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P2">. . .</text:p>
      <text:h text:style-name="Heading_20_4" text:outline-level="4">* * *</text:h>
      <text:p text:style-name="P2"><office:annotation>
     <dc:date>2023-02-02T14:27:01.94</dc:date>
     <text:p>Hal takes a call from Jerling</text:p>
    </office:annotation>Hal was pacing the Black Gull's flight deck, ready to put his fist through the nearest wall. "What do you mean, you <text:soft-page-break/>can't call Jerling back? What do you mean you didn't save his details?"</text:p>
      <text:p text:style-name="P2">"I erased the record after you turned the job down."</text:p>
      <text:p text:style-name="P2">"So look it up again!"</text:p>
      <text:p text:style-name="P2">"Negative, we can't afford the search fees." The Navcom hesitated. "Incidentally, it's your move."</text:p>
      <text:p text:style-name="P2">"How can you think of a bloody chess game at a time like this?"</text:p>
      <text:p text:style-name="P2">"You're only saying that because you're losing."</text:p>
      <text:p text:style-name="P2"/>
      <text:p text:style-name="P2">. . .</text:p>
      <text:h text:style-name="Heading_20_2" text:outline-level="2">Chapter 3</text:h>
      <text:p text:style-name="P2"><office:annotation>
     <dc:date>2023-02-02T14:27:01.94</dc:date>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P2">"Why don't you open the door?" asked the Navcom.</text:p>
      <text:p text:style-name="P2">"No thanks. Vurdi's robot might be hanging around."</text:p>
      <text:p text:style-name="P2"><text:soft-page-break/></text:p>
      <text:p text:style-name="P2">. . .</text:p>
      <text:h text:style-name="Heading_20_2" text:outline-level="2">Chapter 4</text:h>
      <text:p text:style-name="P2"><office:annotation>
     <dc:date>2023-02-02T14:27:01.94</dc:date>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P2">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P2"/>
      <text:p text:style-name="P2"><text:soft-page-break/>. . .</text:p>
      <text:h text:style-name="Heading_20_4" text:outline-level="4">* * *</text:h>
      <text:p text:style-name="P2"><office:annotation>
     <dc:date>2023-02-02T14:27:01.94</dc:date>
     <text:p>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P2">"Yes."</text:p>
      <text:p text:style-name="P2">"Run a search, please. All details on a company called Incubots."</text:p>
      <text:p text:style-name="P2">There was a brief pause. "Owned by Redge Muller. Incubots specialises in robot programming and advanced pilot training."</text:p>
      <text:p text:style-name="P2">Clunk looked relieved. "So that's what Mr. Jerling has in store for me. When I questioned him on the subject he was rather evasive."</text:p>
      <text:p text:style-name="P2">"Humans tell lies about the most trivial matters."</text:p>
      <text:p text:style-name="P2"/>
      <text:p text:style-name="P2">. . .</text:p>
      <text:h text:style-name="Heading_20_4" text:outline-level="4">* * *</text:h>
      <text:p text:style-name="P2"><text:soft-page-break/><office:annotation>
     <dc:date>2023-02-02T14:27:01.94</dc:date>
     <text:p>Hal talking to the Portmaster</text:p>
    </office:annotation>Hal left the maintenance vehicle in the spaceport's outer carpark and walked to the admin block. An information kiosk directed him to an elevator, where he pressed the button marked 'Portmaster'.</text:p>
      <text:p text:style-name="P2">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P2"/>
      <text:p text:style-name="P2">. . .</text:p>
      <text:h text:style-name="Heading_20_4" text:outline-level="4">* * *</text:h>
      <text:p text:style-name="P2"><office:annotation>
     <dc:date>2023-02-02T14:27:01.94</dc:date>
     <text:p>Clunk takes call from Hal. Calls Jerling. Fire.</text:p>
    </office:annotation>"Simulation suspended, incoming message."</text:p>
      <text:p text:style-name="P2">The cloud cities of Aklam faded from Clunk's vision. "What?"</text:p>
      <text:p text:style-name="P2">"Incoming message."</text:p>
      <text:p text:style-name="P2">"Are we meant to answer it?"</text:p>
      <text:p text:style-name="P2">"It's Mr. Spacejock," said the Navcom.</text:p>
      <text:p text:style-name="P2">Clunk sat up straight. "Please open the connection."</text:p>
      <text:p text:style-name="P2">"Hey, robot!" called Hal.</text:p>
      <text:p text:style-name="P2"><text:soft-page-break/>"Yes, sir?"</text:p>
      <text:p text:style-name="P2">"Call Jerling and get me a loan. I need three hundred in cash for landing fees and fuel."</text:p>
      <text:p text:style-name="P2">"I don't think he'll lend you any money," said Clunk dubiously.</text:p>
      <text:p text:style-name="P2">. . .</text:p>
      <text:h text:style-name="Heading_20_2" text:outline-level="2">Chapter 5</text:h>
      <text:p text:style-name="P2"><office:annotation>
     <dc:date>2023-02-02T14:27:01.94</dc:date>
     <text:p>Clunk calls, the landing field is on fire. Hal tells him to sit tight.</text:p>
    </office:annotation>Portmaster Linten studied Hal across the desk, eyes narrowed. "Are you telling me this Jerling character will pay your bill?"</text:p>
      <text:p text:style-name="P2">"He has to. I can't deliver his cargo if the Gull is stuck here, can I?"</text:p>
      <text:p text:style-name="P2">The commset buzzed and Linten leant forward. "Yes?"</text:p>
      <text:p text:style-name="P2">There was a crackling sound. "Help! Fire!" said a voice over the noise.</text:p>
      <text:p text:style-name="P2">"Who is this? What are you talking about?"</text:p>
      <text:p text:style-name="P2">"The grass is burning," cried the voice. "There's a fire on the landing field!"</text:p>
      <text:p text:style-name="P2">"Which pad?"</text:p>
      <text:p text:style-name="P2"><text:soft-page-break/>"Fifty-two," said Hal, smothering a grin. "That's Clunk." He leant towards the commset. "Clunk, is the ship in danger from this, er, fire?"</text:p>
      <text:p text:style-name="P2">"Not yet, Mr Spacejock, but it soon will be. Would you like me to move it out of the way?"</text:p>
      <text:p text:style-name="P2">"You keep your hands off the controls. I'll be there in a tick."</text:p>
      <text:p text:style-name="P2">"You'll have to hurry, the fire's right up to the refuelling cluster. If that explodes--"</text:p>
      <text:p text:style-name="P2"/>
      <text:p text:style-name="P2">. . .</text:p>
      <text:h text:style-name="Heading_20_4" text:outline-level="4">* * *</text:h>
      <text:p text:style-name="P2"><office:annotation>
     <dc:date>2023-02-02T14:27:01.94</dc:date>
     <text:p>Clunk fighting the fire, ends up face-down</text:p>
    </office:annotation>"Deploy fire hose!" shouted Clunk.</text:p>
      <text:p text:style-name="P2">"Deploying." There was a whining sound outside the hull, which stopped with a sharp crack.</text:p>
      <text:p text:style-name="P2">"What was that?"</text:p>
      <text:p text:style-name="P2">"The reel just fell off," said the Navcom.</text:p>
      <text:p text:style-name="P2"/>
      <text:p text:style-name="P2">. . .</text:p>
      <text:h text:style-name="Heading_20_2" text:outline-level="2"><text:soft-page-break/>Chapter 6</text:h>
      <text:p text:style-name="P2"><office:annotation>
     <dc:date>2023-02-02T14:27:01.94</dc:date>
     <text:p>Hal gets to the ship and lifts off.</text:p>
    </office:annotation></text:p>
      <text:h text:style-name="Heading_20_2" text:outline-level="2">Chapter 7</text:h>
      <text:p text:style-name="P2"><office:annotation>
     <dc:date>2023-02-02T14:27:01.94</dc:date>
     <text:p>Hal finds Clunk on rope, falls out after him.</text:p>
    </office:annotation></text:p>
      <text:h text:style-name="Heading_20_2" text:outline-level="2">Chapter 8</text:h>
      <text:p text:style-name="P2"><office:annotation>
     <dc:date>2023-02-02T14:27:01.94</dc:date>
     <text:p>Climb up rope to safety. Back in ship for hyperspace.</text:p>
    </office:annotation></text:p>
      <text:h text:style-name="Heading_20_2" text:outline-level="2">Chapter 9</text:h>
      <text:p text:style-name="P2"><office:annotation>
     <dc:date>2023-02-02T14:27:01.94</dc:date>
     <text:p>In his office. Gordon OKs the deal</text:p>
    </office:annotation></text:p>
      <text:h text:style-name="Heading_20_2" text:outline-level="2">Chapter 10</text:h>
      <text:p text:style-name="P2"><office:annotation>
     <dc:date>2023-02-02T14:27:01.95</dc:date>
     <text:p>Exits the ship to meet Bevan</text:p>
    </office:annotation></text:p>
      <text:h text:style-name="Heading_20_2" text:outline-level="2">Chapter 11</text:h>
      <text:p text:style-name="P2"><office:annotation>
     <dc:date>2023-02-02T14:27:01.95</dc:date>
     <text:p>Getting food out. Frozen puddings.</text:p>
    </office:annotation></text:p>
      <text:h text:style-name="Heading_20_4" text:outline-level="4"><text:soft-page-break/>* * *</text:h>
      <text:p text:style-name="P2"><office:annotation>
     <dc:date>2023-02-02T14:27:01.95</dc:date>
     <text:p>Says goodbye to Clunk</text:p>
    </office:annotation></text:p>
      <text:h text:style-name="Heading_20_2" text:outline-level="2">Chapter 12</text:h>
      <text:p text:style-name="P2"><office:annotation>
     <dc:date>2023-02-02T14:27:01.95</dc:date>
     <text:p>Hal depressed. No escape from here.</text:p>
    </office:annotation></text:p>
      <text:h text:style-name="Heading_20_4" text:outline-level="4">* * *</text:h>
      <text:p text:style-name="P2"><office:annotation>
     <dc:date>2023-02-02T14:27:01.95</dc:date>
     <text:p>Lighten the ship. Preparing for liftoff.</text:p>
    </office:annotation></text:p>
      <text:h text:style-name="Heading_20_2" text:outline-level="2">Chapter 13</text:h>
      <text:p text:style-name="P2"><office:annotation>
     <dc:date>2023-02-02T14:27:01.95</dc:date>
     <text:p>Karl and Terry awaiting Hal. They take a call from their spy, intercept is at the orbiter.</text:p>
    </office:annotation></text:p>
      <text:h text:style-name="Heading_20_2" text:outline-level="2">Chapter 14</text:h>
      <text:h text:style-name="Heading_20_2" text:outline-level="2">Chapter 15</text:h>
      <text:p text:style-name="P2"><office:annotation>
     <dc:date>2023-02-02T14:27:01.95</dc:date>
     <text:p>Karl waiting impatiently</text:p>
    </office:annotation></text:p>
      <text:h text:style-name="Heading_20_4" text:outline-level="4">* * *</text:h>
      <text:p text:style-name="P2"><text:soft-page-break/><office:annotation>
     <dc:date>2023-02-02T14:27:01.95</dc:date>
     <text:p>Karl and Terry confused about 'Chunk'</text:p>
    </office:annotation></text:p>
      <text:h text:style-name="Heading_20_2" text:outline-level="2">Chapter 16</text:h>
      <text:p text:style-name="P2"><office:annotation>
     <dc:date>2023-02-02T14:27:01.95</dc:date>
     <text:p>Clunk slips out the back.</text:p>
    </office:annotation></text:p>
      <text:h text:style-name="Heading_20_4" text:outline-level="4">* * *</text:h>
      <text:p text:style-name="P2"><office:annotation>
     <dc:date>2023-02-02T14:27:01.95</dc:date>
     <text:p>Karl and Terry waiting.</text:p>
    </office:annotation></text:p>
      <text:h text:style-name="Heading_20_2" text:outline-level="2">Chapter 17</text:h>
      <text:p text:style-name="P2"><office:annotation>
     <dc:date>2023-02-02T14:27:01.95</dc:date>
     <text:p>Clunk in orbit</text:p>
    </office:annotation></text:p>
      <text:h text:style-name="Heading_20_4" text:outline-level="4">* * *</text:h>
      <text:p text:style-name="P2"><office:annotation>
     <dc:date>2023-02-02T14:27:01.95</dc:date>
     <text:p>Clunk uses cylinder</text:p>
    </office:annotation></text:p>
      <text:p text:style-name="Heading_20_1">Part 2</text:p>
      <text:h text:style-name="Heading_20_2" text:outline-level="2">Chapter 18</text:h>
      <text:p text:style-name="P2"><office:annotation>
     <dc:date>2023-02-02T14:27:01.95</dc:date>
     <text:p>Terry places the 'bomb'</text:p>
    </office:annotation></text:p>
      <text:h text:style-name="Heading_20_4" text:outline-level="4"><text:soft-page-break/>* * *</text:h>
      <text:p text:style-name="P2"><office:annotation>
     <dc:date>2023-02-02T14:27:01.95</dc:date>
     <text:p>Hal buys food</text:p>
    </office:annotation></text:p>
      <text:h text:style-name="Heading_20_2" text:outline-level="2">Chapter 19</text:h>
      <text:p text:style-name="P2"><office:annotation>
     <dc:date>2023-02-02T14:27:01.95</dc:date>
     <text:p>Karl leaves a note, takes Clunk.</text:p>
    </office:annotation></text:p>
      <text:h text:style-name="Heading_20_4" text:outline-level="4">* * *</text:h>
      <text:p text:style-name="P2"><office:annotation>
     <dc:date>2023-02-02T14:27:01.95</dc:date>
     <text:p>Hal about to hyperspace.</text:p>
    </office:annotation></text:p>
      <text:h text:style-name="Heading_20_2" text:outline-level="2">Chapter 20</text:h>
      <text:p text:style-name="P2"><office:annotation>
     <dc:date>2023-02-02T14:27:01.95</dc:date>
     <text:p>Hal gets real Jerling's call. Has to get cargo and robot back.</text:p>
    </office:annotation></text:p>
      <text:h text:style-name="Heading_20_4" text:outline-level="4">* * *</text:h>
      <text:p text:style-name="P2"><office:annotation>
     <dc:date>2023-02-02T14:27:01.95</dc:date>
     <text:p>Hal sets course for Forg.</text:p>
    </office:annotation></text:p>
      <text:h text:style-name="Heading_20_4" text:outline-level="4">* * *</text:h>
      <text:p text:style-name="P2"><office:annotation>
     <dc:date>2023-02-02T14:27:01.95</dc:date>
     <text:p>Land on Forg, in rubbish.</text:p>
    </office:annotation></text:p>
      <text:h text:style-name="Heading_20_2" text:outline-level="2"><text:soft-page-break/>Chapter 21</text:h>
      <text:p text:style-name="P2"><office:annotation>
     <dc:date>2023-02-02T14:27:01.95</dc:date>
     <text:p>Hal rents a car in Jerling's name and heads towards Forgberg and the Casino.</text:p>
    </office:annotation></text:p>
      <text:h text:style-name="Heading_20_4" text:outline-level="4">* * *</text:h>
      <text:p text:style-name="P2"><office:annotation>
     <dc:date>2023-02-02T14:27:01.95</dc:date>
     <text:p>Hal after almost running Clunk down. Picks him up.</text:p>
    </office:annotation></text:p>
      <text:h text:style-name="Heading_20_2" text:outline-level="2">Chapter 22</text:h>
      <text:p text:style-name="P2"><office:annotation>
     <dc:date>2023-02-02T14:27:01.95</dc:date>
     <text:p>Find car, go to find clothes.</text:p>
    </office:annotation></text:p>
      <text:h text:style-name="Heading_20_2" text:outline-level="2">Chapter 23</text:h>
      <text:p text:style-name="P2"><office:annotation>
     <dc:date>2023-02-02T14:27:01.95</dc:date>
     <text:p>Hal sells Clunk</text:p>
    </office:annotation></text:p>
      <text:h text:style-name="Heading_20_2" text:outline-level="2">Chapter 24</text:h>
      <text:p text:style-name="P2"><office:annotation>
     <dc:date>2023-02-02T14:27:01.95</dc:date>
     <text:p>Hal annoyed at Clunk for buying only the best.</text:p>
    </office:annotation></text:p>
      <text:h text:style-name="Heading_20_4" text:outline-level="4">* * *</text:h>
      <text:p text:style-name="P2"><office:annotation>
     <dc:date>2023-02-02T14:27:01.95</dc:date>
     <text:p>Clunk gambling. Fight with human couple.</text:p>
    </office:annotation></text:p>
      <text:h text:style-name="Heading_20_4" text:outline-level="4"><text:soft-page-break/>* * *</text:h>
      <text:p text:style-name="P2"><office:annotation>
     <dc:date>2023-02-02T14:27:01.95</dc:date>
     <text:p>Sitting on the steps, battered and bruised. Limo arrives for Karl.</text:p>
    </office:annotation></text:p>
      <text:h text:style-name="Heading_20_2" text:outline-level="2">Chapter 25</text:h>
      <text:p text:style-name="P2"><office:annotation>
     <dc:date>2023-02-02T14:27:01.95</dc:date>
     <text:p>Clunk travelling on the back of Karl's limo</text:p>
    </office:annotation></text:p>
      <text:h text:style-name="Heading_20_4" text:outline-level="4">* * *</text:h>
      <text:p text:style-name="P2"><office:annotation>
     <dc:date>2023-02-02T14:27:01.95</dc:date>
     <text:p>Clunk sees Hal catching up again. Limo stops.</text:p>
    </office:annotation></text:p>
      <text:h text:style-name="Heading_20_2" text:outline-level="2">Chapter 26</text:h>
      <text:p text:style-name="P2"><office:annotation>
     <dc:date>2023-02-02T14:27:01.96</dc:date>
     <text:p>Clunk uploads the Navcom into the ship.</text:p>
    </office:annotation></text:p>
      <text:h text:style-name="Heading_20_2" text:outline-level="2">Chapter 27</text:h>
      <text:p text:style-name="P2"><office:annotation>
     <dc:date>2023-02-02T14:27:01.96</dc:date>
     <text:p>The shop robots want Clunk to escape with them. Mention Hal's capture.</text:p>
    </office:annotation></text:p>
      <text:h text:style-name="Heading_20_4" text:outline-level="4">* * *</text:h>
      <text:p text:style-name="P2"><office:annotation>
     <dc:date>2023-02-02T14:27:01.96</dc:date>
     <text:p>Clunk steals armoured car, drives it into the house.</text:p>
    </office:annotation></text:p>
      <text:h text:style-name="Heading_20_2" text:outline-level="2"><text:soft-page-break/>Chapter 28</text:h>
      <text:p text:style-name="P2"><office:annotation>
     <dc:date>2023-02-02T14:27:01.96</dc:date>
     <text:p>Karl and Terry take the limo</text:p>
    </office:annotation></text:p>
      <text:h text:style-name="Heading_20_4" text:outline-level="4">* * *</text:h>
      <text:p text:style-name="P2"><office:annotation>
     <dc:date>2023-02-02T14:27:01.96</dc:date>
     <text:p>Karl and Terry overtake and head for Spaceport. Looking for Volante.</text:p>
    </office:annotation></text:p>
      <text:h text:style-name="Heading_20_2" text:outline-level="2">Chapter 29</text:h>
      <text:p text:style-name="P2"><office:annotation>
     <dc:date>2023-02-02T14:27:01.96</dc:date>
     <text:p>Hal and Clunk fleeing in Gull</text:p>
    </office:annotation></text:p>
      <text:h text:style-name="Heading_20_4" text:outline-level="4">* * *</text:h>
      <text:p text:style-name="P2"><office:annotation>
     <dc:date>2023-02-02T14:27:01.96</dc:date>
     <text:p>Clunk wants to throw stuff at the flyer</text:p>
    </office:annotation></text:p>
      <text:h text:style-name="Heading_20_4" text:outline-level="4">* * *</text:h>
      <text:p text:style-name="P2"><office:annotation>
     <dc:date>2023-02-02T14:27:01.96</dc:date>
     <text:p>Hal fetches the puddings.</text:p>
    </office:annotation></text:p>
      <text:h text:style-name="Heading_20_2" text:outline-level="2">Chapter 30</text:h>
      <text:p text:style-name="P2"><office:annotation>
     <dc:date>2023-02-02T14:27:01.96</dc:date>
     <text:p>Hal yells at Jerling, then cargo arrives on truck.</text:p>
    </office:annotation></text:p>
      <text:h text:style-name="Heading_20_4" text:outline-level="4">* * *</text:h>
      <text:p text:style-name="P2"><text:soft-page-break/><office:annotation>
     <dc:date>2023-02-02T14:27:01.96</dc:date>
     <text:p>Clunk outside, depressed.</text:p>
    </office:annotation></text:p>
      <text:h text:style-name="Heading_20_4" text:outline-level="4">* * *</text:h>
      <text:p text:style-name="P2"><office:annotation>
     <dc:date>2023-02-02T14:27:01.96</dc:date>
     <text:p>Karl bursts in, armed.</text:p>
    </office:annotation></text:p>
      <text:h text:style-name="Heading_20_2" text:outline-level="2">Chapter 31</text:h>
      <text:p text:style-name="P2"><office:annotation>
     <dc:date>2023-02-02T14:27:01.96</dc:date>
     <text:p>Terry ties Hal in hold, leaves back doors open.</text:p>
    </office:annotation></text:p>
      <text:h text:style-name="Heading_20_4" text:outline-level="4">* * *</text:h>
      <text:p text:style-name="P2"><office:annotation>
     <dc:date>2023-02-02T14:27:01.96</dc:date>
     <text:p>Hal dodges Brutus, escapes the hold.</text:p>
    </office:annotation></text:p>
      <text:h text:style-name="Heading_20_2" text:outline-level="2"/>
      <text:p text:style-name="Text_20_body"><office:annotation>
     <dc:date>2023-02-02T14:27:01.96</dc:date>
     <text:p>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monospace"/>
    <style:font-face style:name="Segoe UI" svg:font-family="'Segoe UI'"/>
    <style:font-face style:name="Arial Unicode MS1" svg:font-family="'Arial Unicode MS'" style:font-family-generic="swiss"/>
    <style:font-face style:name="Segoe UI1" svg:font-family="'Segoe UI'"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2pt" fo:language="en" fo:country="AU"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master-page-name="">
      <style:paragraph-properties fo:margin-top="0cm" fo:margin-bottom="0cm" style:line-height-at-least="0.73cm" style:page-number="auto" fo:break-before="auto" fo:break-after="auto" fo:keep-with-next="auto"/>
      <style:text-properties style:font-name="Courier New" fo:font-size="12pt" fo:font-weight="normal"/>
    </style:style>
    <style:style style:name="List" style:family="paragraph" style:parent-style-name="Text_20_body" style:class="list">
      <style:text-properties style:font-name="Segoe UI" style:font-name-complex="Arial Unicode MS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Arial Unicode M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New" fo:font-size="12pt" fo:font-weight="bold" style:font-name-asian="Segoe UI" style:font-size-asian="10pt" style:font-weight-asian="normal" style:font-name-complex="Segoe UI" style:font-size-complex="1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New" fo:font-size="12pt" fo:font-weight="bold" style:font-name-asian="Segoe UI" style:font-size-asian="10pt" style:font-weight-asian="normal" style:font-name-complex="Segoe UI" style:font-size-complex="1pt" style:font-weight-complex="normal"/>
    </style:style>
    <style:style style:name="Heading_20_4" style:display-name="Heading 4" style:family="paragraph" style:parent-style-name="Heading" style:next-style-name="Text_20_body" style:default-outline-level="4" style:list-style-name="" style:class="text" style:master-page-name="">
      <style:paragraph-properties fo:margin-top="0.73cm" fo:margin-bottom="0.73cm" style:line-height-at-least="0.73cm" fo:text-align="center" style:justify-single-word="false" style:page-number="auto" fo:break-before="auto" fo:break-after="auto" fo:keep-with-next="auto"/>
      <style:text-properties style:font-name="Courier New" fo:font-size="12pt" fo:font-weight="normal" style:font-name-asian="Segoe UI" style:font-size-asian="10pt" style:font-weight-asian="normal" style:font-name-complex="Segoe UI" style:font-size-complex="1pt"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variant="normal" fo:text-transform="none" fo:font-style="italic" fo:background-color="transparent" style:font-style-asian="normal" style:font-style-complex="norma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1.199cm"/>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2-09-21T22:32:43</meta:creation-date>
    <dc:creator>Peter Triesberger</dc:creator>
    <dc:date>2024-09-21T11:40:48.81</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OpenOffice.org/3.4.1$Win32 OpenOffice.org_project/341m1$Build-9593</meta:generator>
    <meta:document-statistic meta:table-count="0" meta:image-count="0" meta:object-count="0" meta:page-count="17" meta:paragraph-count="177" meta:word-count="1459" meta:character-count="7719"/>
    <meta:editing-duration>PT52S</meta:editing-duration>
    <meta:editing-cycles>1</meta:editing-cycles>
  </office:meta>
</office:document-meta>
</file>